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that, is this a friend o' yours?"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Hamuko, from 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young lass was out cold in the forest."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wasn't injured badly, but she must'a
passed out after gettin' attacked by a demon."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's been out like a light for quite some time,
so I reckon she'll be wakin' up any minute now."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"Fueh"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don't remember? You were passed out in
the forest to the north..."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 forest
and lost consciousness at some point... 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? Young lass, did ya really manage to
defeat those demons?"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y, young lass, ya got more mettle than
it seems!"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 in
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 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 thanked
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bsolutely not, my dear. We hafta look out for
each other!"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"demons"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a-do-ga-shi-ma...? That ain't no place I've
ever heard of."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here is Dono village, a tiny rural village
on the southernmost point'a the Midlands."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with the pixel-art-lookin' face? Does it
look like I'm tellin' lies?"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nyway, this quiet little place is called Dono
village."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don't know where ya came from, but kick
back and relax to yer heart's content."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 map, ya say? Sorry to break it to ya, but we
don't have nothin' as grand as that."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ou kids, d'ya come from town?"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might not get it, but those map things don't
come cheap."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ey ain't something that yer'll find rolled up in
any old village like this."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 all of a sudden?"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... yep. Could be that Grandma Beth has
one of them maps yer after."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heard she used ta play adventurer and travel
around here'n there as a young'un."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lives in Jinbu village, to the north."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ait, wait, ya can't just go through that there
forest ta Jinbu village!"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s ya well know, that there forest is full'a
demons on the prowl."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, it really is dangerous, ya know?"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 live
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Leave it to me. If we act according my direction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guess I can't stop ya if ya really wanna go,
but..."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Don't push yerselves too hard, ya hear?"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er welcome. Take care."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"If yer goin' to Jinbu village, ya gotta go through
the forest to the north."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"There're lotsa demons about, so don't be goin'
too far."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"Oh, yer goin' to Zazabu now?"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"In the forest south o' here, yer'll find some
trouble-makin' demons that look like plants."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"Here's a little somethin' for ya. Take it."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 "In the forest south o' here, yer'll find some
trouble-makin' demons that look like plants.
Take care, ya hear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30:33+02:00</meta:creation-date>
    <dc:date>2019-10-23T20:30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